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3" svg:font-family="Arial" style:font-family-generic="modern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9752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co14" style:family="table-column">
      <style:table-column-properties fo:break-before="auto" style:column-width="0.9272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Request_20_For_20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quest For Quotation" table:style-name="ta1" table:print-ranges="'Request For Quotation'.A2:'Request For Quotation'.AE15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3" table:number-columns-repeated="5" table:default-cell-style-name="ce7"/>
        <table:table-column table:style-name="co8" table:default-cell-style-name="ce7"/>
        <table:table-column table:style-name="co9" table:default-cell-style-name="ce17"/>
        <table:table-column table:style-name="co10" table:default-cell-style-name="ce7"/>
        <table:table-column table:style-name="co11" table:default-cell-style-name="ce23"/>
        <table:table-column table:style-name="co12" table:default-cell-style-name="ce7"/>
        <table:table-column table:style-name="co13" table:default-cell-style-name="ce7"/>
        <table:table-column table:style-name="co10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3" table:number-columns-repeated="23" table:default-cell-style-name="ce7"/>
        <table:table-column table:style-name="co14" table:default-cell-style-name="ce7"/>
        <table:table-column table:style-name="co3" table:number-columns-repeated="209" table:default-cell-style-name="ce7"/>
        <table:table-row table:style-name="ro1">
          <table:table-cell table:style-name="ce1" office:value-type="string">
            <office:annotation draw:style-name="gr1" draw:text-style-name="P1" svg:width="4.1209in" svg:height="1.5362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52in" svg:height="1.5362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791in" svg:height="1.5362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673in" svg:height="1.5362in" svg:x="9.6638in" svg:y="0.1185in" draw:caption-point-x="-9.6638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1" draw:text-style-name="P1" svg:width="1.7953in" svg:height="1.5362in" svg:x="10.924in" svg:y="0.1185in" draw:caption-point-x="-10.924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1.4362in" svg:height="1.5362in" svg:x="12.1748in" svg:y="0.1185in" draw:caption-point-x="-12.1748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8" office:value-type="string">
            <office:annotation draw:style-name="gr1" draw:text-style-name="P1" svg:width="1.435in" svg:height="1.5362in" svg:x="13.0661in" svg:y="0.1185in" draw:caption-point-x="-13.0661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8" office:value-type="string">
            <office:annotation draw:style-name="gr1" draw:text-style-name="P1" svg:width="1.4362in" svg:height="1.5362in" svg:x="14.3697in" svg:y="0.1185in" draw:caption-point-x="-14.3697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358in" svg:height="1.5362in" svg:x="15.261in" svg:y="0.1185in" draw:caption-point-x="-15.261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185in" svg:height="1.5362in" svg:x="17.9343in" svg:y="0.1185in" draw:caption-point-x="-17.9343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783in" svg:height="1.5362in" svg:x="19.3028in" svg:y="0.1185in" draw:caption-point-x="-19.3028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4in" svg:height="1.5362in" svg:x="22.1524in" svg:y="0.1185in" draw:caption-point-x="-22.1524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4in" svg:height="1.5362in" svg:x="22.5654in" svg:y="0.1185in" draw:caption-point-x="-22.5654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488in" svg:height="1.5362in" svg:x="24.1516in" svg:y="0.1185in" draw:caption-point-x="-24.1516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1.5362in" svg:x="29.4795in" svg:y="0.1185in" draw:caption-point-x="-29.4795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8" office:value-type="string">
            <text:p>Examples</text:p>
          </table:table-cell>
          <table:table-cell table:style-name="ce28" office:value-type="string">
            <text:p>UN/TDED Code</text:p>
          </table:table-cell>
          <table:table-cell table:style-name="ce28" office:value-type="string">
            <text:p>Current Version</text:p>
          </table:table-cell>
          <table:table-cell table:style-name="ce36" office:value-type="string">
            <office:annotation draw:style-name="gr1" draw:text-style-name="P1" svg:width="1.7508in" svg:height="1.5362in" svg:x="34.8051in" svg:y="0.1185in" draw:caption-point-x="-34.8051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6" office:value-type="string">
            <office:annotation draw:style-name="gr1" draw:text-style-name="P1" svg:width="1.7618in" svg:height="1.5362in" svg:x="35.7831in" svg:y="0.1185in" draw:caption-point-x="-35.7831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28" office:value-type="string">
            <text:p>Small Business Subset Account Response</text:p>
          </table:table-cell>
          <table:table-cell table:style-name="ce28" office:value-type="string">
            <text:p>Small Business Subset Catalogue</text:p>
          </table:table-cell>
          <table:table-cell table:style-name="ce28" office:value-type="string">
            <text:p>Small Business Subset Credit Note</text:p>
          </table:table-cell>
          <table:table-cell table:style-name="ce28" office:value-type="string">
            <text:p>Small Business Subset Debit Note</text:p>
          </table:table-cell>
          <table:table-cell table:style-name="ce28" office:value-type="string">
            <text:p>Small Business Subset Despatch Advice</text:p>
          </table:table-cell>
          <table:table-cell table:style-name="ce28" office:value-type="string">
            <text:p>Small Business Subset Invoice</text:p>
          </table:table-cell>
          <table:table-cell table:style-name="ce28" office:value-type="string">
            <text:p>Small Business Subset Order</text:p>
          </table:table-cell>
          <table:table-cell table:style-name="ce28" office:value-type="string">
            <text:p>Small Business Subset Order Cancellation</text:p>
          </table:table-cell>
          <table:table-cell table:style-name="ce28" office:value-type="string">
            <text:p>Small Business Subset Order Change</text:p>
          </table:table-cell>
          <table:table-cell table:style-name="ce28" office:value-type="string">
            <text:p>Small Business Subset Order Response</text:p>
          </table:table-cell>
          <table:table-cell table:style-name="ce28" office:value-type="string">
            <text:p>Small Business Subset Order Response Simple</text:p>
          </table:table-cell>
          <table:table-cell table:style-name="ce28" office:value-type="string">
            <text:p>Small Business Subset Quote</text:p>
          </table:table-cell>
          <table:table-cell table:style-name="ce28" office:value-type="string">
            <text:p>Small Business Subset Receipt Advice</text:p>
          </table:table-cell>
          <table:table-cell table:style-name="ce28" office:value-type="string">
            <text:p>Small Business Subset Remittance</text:p>
          </table:table-cell>
          <table:table-cell table:style-name="ce28" office:value-type="string">
            <text:p>Small Business Subset Request for Quotation</text:p>
          </table:table-cell>
          <table:table-cell table:style-name="ce28" office:value-type="string">
            <text:p>Small Business Subset Self Billed Invoice</text:p>
          </table:table-cell>
          <table:table-cell table:style-name="ce28" office:value-type="string">
            <text:p>Small Business Subset Self Billing Credit Note</text:p>
          </table:table-cell>
          <table:table-cell table:style-name="ce28" office:value-type="string">
            <text:p>Small Business Subset Statement of Account</text:p>
          </table:table-cell>
          <table:table-cell table:style-name="ce37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questForQuotation">
              <text:p>RequestForQuotation</text:p>
            </table:table-cell>
            <table:table-cell table:style-name="ce2" office:value-type="string">
              <text:p>Request For Quotation. Details</text:p>
            </table:table-cell>
            <table:table-cell table:style-name="ce9"/>
            <table:table-cell table:style-name="ce9" office:value-type="string">
              <text:p>Request For Quotation</text:p>
            </table:table-cell>
            <table:table-cell table:style-name="ce9" table:number-columns-repeated="9"/>
            <table:table-cell table:style-name="ce9" office:value-type="string">
              <text:p>Purchase Order</text:p>
            </table:table-cell>
            <table:table-cell table:style-name="ce16"/>
            <table:table-cell table:style-name="ce9" office:value-type="string">
              <text:p>ABIE</text:p>
            </table:table-cell>
            <table:table-cell table:style-name="ce21" office:value-type="string">
              <text:p>The document used to request a Quotation for goods and services from a Seller</text:p>
            </table:table-cell>
            <table:table-cell table:style-name="ce21"/>
            <table:table-cell table:style-name="ce29"/>
            <table:table-cell table:style-name="ce32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23"/>
            <table:table-cell table:style-name="ce9" office:value-type="string">
              <text:p>Y</text:p>
            </table:table-cell>
            <table:table-cell table:style-name="ce9" table:number-columns-repeated="3"/>
            <table:table-cell table:style-name="ce38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Request For Quotation. Identifier. Identifier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An identifier for the Request For Quotation assigned by the Originator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"/>
          <table:table-cell table:style-name="ce3" office:value-type="string">
            <text:p>Y</text:p>
          </table:table-cell>
          <table:table-cell table:number-columns-repeated="3"/>
          <table:table-cell table:style-name="ce38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Request For Quotation. Copy Indicator. Indicator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Request For Quotation is a copy (true) or not (false)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"/>
          <table:table-cell table:style-name="ce3" office:value-type="string">
            <text:p>Y</text:p>
          </table:table-cell>
          <table:table-cell table:number-columns-repeated="3"/>
          <table:table-cell table:style-name="ce38" table:number-columns-repeated="114"/>
          <table:table-cell table:number-columns-repeated="92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Request For Quotation. Globally Unique Identifier. Identifier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A computer-generated globally unique identifier (GUID) for the Request for Quotation instance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"/>
          <table:table-cell table:style-name="ce3" office:value-type="string">
            <text:p>Y</text:p>
          </table:table-cell>
          <table:table-cell table:number-columns-repeated="3"/>
          <table:table-cell table:style-name="ce38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Request For Quotation. Issue Date. Dat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Originator on which the Quotation was requested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"/>
          <table:table-cell table:style-name="ce3" office:value-type="string">
            <text:p>Y</text:p>
          </table:table-cell>
          <table:table-cell table:number-columns-repeated="3"/>
          <table:table-cell table:style-name="ce38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Request For Quotation. Issue Time. Tim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time assigned by the Originator on which the Quotation was requested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"/>
          <table:table-cell table:style-name="ce3" office:value-type="string">
            <text:p>Y</text:p>
          </table:table-cell>
          <table:table-cell table:number-columns-repeated="3"/>
          <table:table-cell table:style-name="ce38" table:number-columns-repeated="114"/>
          <table:table-cell table:number-columns-repeated="92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Request For Quotation. Note. Text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Free form text applying to the Request For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"/>
          <table:table-cell table:style-name="ce3" office:value-type="string">
            <text:p>Y</text:p>
          </table:table-cell>
          <table:table-cell table:number-columns-repeated="3"/>
          <table:table-cell table:style-name="ce38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TransactionCurrencyCode">
            <text:p>TransactionCurrencyCode</text:p>
          </table:table-cell>
          <table:table-cell table:style-name="ce3" office:value-type="string">
            <text:p>Request For Quotation. Transaction_ Currency. Code</text:p>
          </table:table-cell>
          <table:table-cell/>
          <table:table-cell office:value-type="string">
            <text:p>Request For Quotation</text:p>
          </table:table-cell>
          <table:table-cell office:value-type="string">
            <text:p>Transaction</text:p>
          </table:table-cell>
          <table:table-cell/>
          <table:table-cell office:value-type="string">
            <text:p>Currency</text:p>
          </table:table-cell>
          <table:table-cell table:formula="oooc:=IF([.F9]&lt;&gt;&quot;&quot;;CONCATENATE([.F9];&quot; &quot;;[.G9]);[.G9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9]&lt;&gt;&quot;&quot;;CONCATENATE([.J9];&quot;_ &quot;;[.I9];&quot;. Type&quot;);CONCATENATE([.I9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of the transaction, to be used for Invoicing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"/>
          <table:table-cell table:style-name="ce3"/>
          <table:table-cell table:number-columns-repeated="3"/>
          <table:table-cell table:style-name="ce38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Request For Quotation. Pricing_ Currency. Code</text:p>
          </table:table-cell>
          <table:table-cell/>
          <table:table-cell office:value-type="string">
            <text:p>Request For Quotation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0]&lt;&gt;&quot;&quot;;CONCATENATE([.F10];&quot; &quot;;[.G10]);[.G10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0]&lt;&gt;&quot;&quot;;CONCATENATE([.J10];&quot;_ &quot;;[.I10];&quot;. Type&quot;);CONCATENATE([.I10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currency that the Seller should use to price the Quotation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"/>
          <table:table-cell table:style-name="ce3" office:value-type="string">
            <text:p>Y</text:p>
          </table:table-cell>
          <table:table-cell table:number-columns-repeated="3"/>
          <table:table-cell table:style-name="ce38" table:number-columns-repeated="114"/>
          <table:table-cell table:number-columns-repeated="92"/>
        </table:table-row>
        <table:table-row table:style-name="ro3">
          <table:table-cell table:style-name="ce4" table:formula="oooc:=SUBSTITUTE(SUBSTITUTE(CONCATENATE(IF([.E11]=&quot;Globally Unique&quot;;&quot;GU&quot;;[.E11]);[.F11];IF([.H11]&lt;&gt;[.I11];[.H11];&quot;&quot;);CONCATENATE(IF([.I11]=&quot;Identifier&quot;;&quot;ID&quot;;IF([.I11]=&quot;Text&quot;;&quot;&quot;;[.I11]))));&quot; &quot;;&quot;&quot;);&quot;'&quot;;&quot;&quot;)" office:value-type="string" office:string-value="CatalogueDocumentReference">
            <text:p>CatalogueDocumentReference</text:p>
          </table:table-cell>
          <table:table-cell table:style-name="ce4" office:value-type="string">
            <text:p>Request For Quotation. Catalogue_ Document Reference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style-name="ce10" office:value-type="string">
            <text:p>Catalogue</text:p>
          </table:table-cell>
          <table:table-cell table:style-name="ce10"/>
          <table:table-cell table:style-name="ce10"/>
          <table:table-cell table:style-name="ce4" table:formula="oooc:=[.M11]" office:value-type="string" office:string-value="Document Reference">
            <text:p>Document Reference</text:p>
          </table:table-cell>
          <table:table-cell table:style-name="ce4" table:formula="oooc:=[.M11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Document Reference</text:p>
          </table:table-cell>
          <table:table-cell table:style-name="ce10"/>
          <table:table-cell table:style-name="ce18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n association to a Catalogue</text:p>
          </table:table-cell>
          <table:table-cell table:style-name="ce25"/>
          <table:table-cell table:style-name="ce30"/>
          <table:table-cell table:style-name="ce34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23"/>
          <table:table-cell table:style-name="ce4" office:value-type="string">
            <text:p>Y</text:p>
          </table:table-cell>
          <table:table-cell table:style-name="ce10" table:number-columns-repeated="3"/>
          <table:table-cell table:number-columns-repeated="206"/>
        </table:table-row>
        <table:table-row table:style-name="ro3">
          <table:table-cell table:style-name="ce4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quest For Quotation. Additional_ Document Reference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style-name="ce10" office:value-type="string">
            <text:p>Additional</text:p>
          </table:table-cell>
          <table:table-cell table:style-name="ce10"/>
          <table:table-cell table:style-name="ce10"/>
          <table:table-cell table:style-name="ce4" table:formula="oooc:=[.M12]" office:value-type="string" office:string-value="Document Reference">
            <text:p>Document Reference</text:p>
          </table:table-cell>
          <table:table-cell table:style-name="ce4" table:formula="oooc:=[.M12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Document Reference</text:p>
          </table:table-cell>
          <table:table-cell table:style-name="ce10"/>
          <table:table-cell table:style-name="ce19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n association to other documents</text:p>
          </table:table-cell>
          <table:table-cell table:style-name="ce25"/>
          <table:table-cell table:style-name="ce30"/>
          <table:table-cell table:style-name="ce34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23"/>
          <table:table-cell table:style-name="ce4"/>
          <table:table-cell table:style-name="ce10" table:number-columns-repeated="3"/>
          <table:table-cell table:number-columns-repeated="206"/>
        </table:table-row>
        <table:table-row table:style-name="ro2">
          <table:table-cell table:style-name="ce5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Request For Quotation. Signature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number-columns-repeated="2" table:style-name="ce10"/>
          <table:table-cell table:style-name="ce10"/>
          <table:table-cell table:style-name="ce5" table:formula="oooc:=[.M13]" office:value-type="string" office:string-value="Signature">
            <text:p>Signature</text:p>
          </table:table-cell>
          <table:table-cell table:style-name="ce5" table:formula="oooc:=[.M13]" office:value-type="string" office:string-value="Signature">
            <text:p>Signature</text:p>
          </table:table-cell>
          <table:table-cell table:style-name="ce5"/>
          <table:table-cell table:style-name="ce10" table:number-columns-repeated="2"/>
          <table:table-cell table:style-name="ce14" office:value-type="string">
            <text:p>Signature</text:p>
          </table:table-cell>
          <table:table-cell table:style-name="ce10"/>
          <table:table-cell table:style-name="ce19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ssociates the Request For Quotation with zero or more signatures.</text:p>
          </table:table-cell>
          <table:table-cell table:style-name="ce25" table:number-columns-repeated="2"/>
          <table:table-cell table:style-name="ce35" office:value-type="string">
            <text:p>2.0</text:p>
          </table:table-cell>
          <table:table-cell table:style-name="ce30"/>
          <table:table-cell table:style-name="ce18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5" table:number-columns-repeated="3"/>
          <table:table-cell table:style-name="ce25" office:value-type="string">
            <text:p>Y</text:p>
          </table:table-cell>
          <table:table-cell table:style-name="ce5" table:number-columns-repeated="14"/>
          <table:table-cell table:style-name="ce38" table:number-columns-repeated="114"/>
          <table:table-cell table:number-columns-repeated="92"/>
        </table:table-row>
        <table:table-row table:style-name="ro3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Request For Quotation. Originator_ Customer Party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style-name="ce10" office:value-type="string">
            <text:p>Originator</text:p>
          </table:table-cell>
          <table:table-cell table:style-name="ce10"/>
          <table:table-cell table:style-name="ce10"/>
          <table:table-cell table:style-name="ce4" table:formula="oooc:=[.M14]" office:value-type="string" office:string-value="Customer Party">
            <text:p>Customer Party</text:p>
          </table:table-cell>
          <table:table-cell table:style-name="ce4" table:formula="oooc:=[.M14]" office:value-type="string" office:string-value="Customer Party">
            <text:p>Customer Party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Customer Party</text:p>
          </table:table-cell>
          <table:table-cell table:style-name="ce10"/>
          <table:table-cell table:style-name="ce18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n association to the Originator</text:p>
          </table:table-cell>
          <table:table-cell table:style-name="ce25"/>
          <table:table-cell table:style-name="ce30"/>
          <table:table-cell table:style-name="ce34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23"/>
          <table:table-cell table:style-name="ce4" office:value-type="string">
            <text:p>Y</text:p>
          </table:table-cell>
          <table:table-cell table:style-name="ce10" table:number-columns-repeated="3"/>
          <table:table-cell table:number-columns-repeated="206"/>
        </table:table-row>
        <table:table-row table:style-name="ro3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Request For Quotation. Seller_ Supplier Party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style-name="ce10" office:value-type="string">
            <text:p>Seller</text:p>
          </table:table-cell>
          <table:table-cell table:style-name="ce10"/>
          <table:table-cell table:style-name="ce10"/>
          <table:table-cell table:style-name="ce4" table:formula="oooc:=[.M15]" office:value-type="string" office:string-value="Supplier Party">
            <text:p>Supplier Party</text:p>
          </table:table-cell>
          <table:table-cell table:style-name="ce4" table:formula="oooc:=[.M15]" office:value-type="string" office:string-value="Supplier Party">
            <text:p>Supplier Party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Supplier Party</text:p>
          </table:table-cell>
          <table:table-cell table:style-name="ce10"/>
          <table:table-cell table:style-name="ce18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n association to the Seller</text:p>
          </table:table-cell>
          <table:table-cell table:style-name="ce25"/>
          <table:table-cell table:style-name="ce30"/>
          <table:table-cell table:style-name="ce34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23"/>
          <table:table-cell table:style-name="ce4" office:value-type="string">
            <text:p>Y</text:p>
          </table:table-cell>
          <table:table-cell table:style-name="ce10" table:number-columns-repeated="3"/>
          <table:table-cell table:number-columns-repeated="206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Request For Quotation. Delivery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number-columns-repeated="2" table:style-name="ce10"/>
          <table:table-cell table:style-name="ce10"/>
          <table:table-cell table:style-name="ce4" table:formula="oooc:=[.M16]" office:value-type="string" office:string-value="Delivery">
            <text:p>Delivery</text:p>
          </table:table-cell>
          <table:table-cell table:style-name="ce4" table:formula="oooc:=[.M16]" office:value-type="string" office:string-value="Delivery">
            <text:p>Delivery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Delivery</text:p>
          </table:table-cell>
          <table:table-cell table:style-name="ce10"/>
          <table:table-cell table:style-name="ce19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n association to Delivery</text:p>
          </table:table-cell>
          <table:table-cell table:style-name="ce25"/>
          <table:table-cell table:style-name="ce30"/>
          <table:table-cell table:style-name="ce34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23"/>
          <table:table-cell table:style-name="ce4" office:value-type="string">
            <text:p>Y</text:p>
          </table:table-cell>
          <table:table-cell table:style-name="ce10" table:number-columns-repeated="3"/>
          <table:table-cell table:number-columns-repeated="206"/>
        </table:table-row>
        <table:table-row table:style-name="ro3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Request For Quotation. Delivery Terms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number-columns-repeated="2" table:style-name="ce10"/>
          <table:table-cell table:style-name="ce10"/>
          <table:table-cell table:style-name="ce4" table:formula="oooc:=[.M17]" office:value-type="string" office:string-value="Delivery Terms">
            <text:p>Delivery Terms</text:p>
          </table:table-cell>
          <table:table-cell table:style-name="ce4" table:formula="oooc:=[.M17]" office:value-type="string" office:string-value="Delivery Terms">
            <text:p>Delivery Terms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Delivery Terms</text:p>
          </table:table-cell>
          <table:table-cell table:style-name="ce10"/>
          <table:table-cell table:style-name="ce18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n association to Delivery Terms</text:p>
          </table:table-cell>
          <table:table-cell table:style-name="ce25"/>
          <table:table-cell table:style-name="ce30"/>
          <table:table-cell table:style-name="ce34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23"/>
          <table:table-cell table:style-name="ce4" office:value-type="string">
            <text:p>Y</text:p>
          </table:table-cell>
          <table:table-cell table:style-name="ce10" table:number-columns-repeated="3"/>
          <table:table-cell table:number-columns-repeated="206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Request For Quotation. Destination_ Country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style-name="ce10" office:value-type="string">
            <text:p>Destination</text:p>
          </table:table-cell>
          <table:table-cell table:style-name="ce10"/>
          <table:table-cell table:style-name="ce10"/>
          <table:table-cell table:style-name="ce4" table:formula="oooc:=[.M18]" office:value-type="string" office:string-value="Country">
            <text:p>Country</text:p>
          </table:table-cell>
          <table:table-cell table:style-name="ce4" table:formula="oooc:=[.M18]" office:value-type="string" office:string-value="Country">
            <text:p>Country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Country</text:p>
          </table:table-cell>
          <table:table-cell table:style-name="ce10"/>
          <table:table-cell table:style-name="ce18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n association to the country of destination (for customs purposes for potential orders)</text:p>
          </table:table-cell>
          <table:table-cell table:style-name="ce25"/>
          <table:table-cell table:style-name="ce30"/>
          <table:table-cell table:style-name="ce34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23"/>
          <table:table-cell table:style-name="ce4"/>
          <table:table-cell table:style-name="ce10" table:number-columns-repeated="3"/>
          <table:table-cell table:number-columns-repeated="206"/>
        </table:table-row>
        <table:table-row table:style-name="ro2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Request For Quotation. Contract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number-columns-repeated="2" table:style-name="ce10"/>
          <table:table-cell table:style-name="ce10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Contract</text:p>
          </table:table-cell>
          <table:table-cell table:style-name="ce10"/>
          <table:table-cell table:style-name="ce19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6" office:value-type="string">
            <text:p>An association to a framework agreement or contract</text:p>
          </table:table-cell>
          <table:table-cell table:style-name="ce25" table:number-columns-repeated="2"/>
          <table:table-cell table:style-name="ce35" office:value-type="string">
            <text:p>2.0</text:p>
          </table:table-cell>
          <table:table-cell table:style-name="ce30"/>
          <table:table-cell table:style-name="ce18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" table:number-columns-repeated="18"/>
          <table:table-cell table:number-columns-repeated="206"/>
        </table:table-row>
        <table:table-row table:style-name="ro4">
          <table:table-cell table:style-name="ce4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RequestForQuotationLine">
            <text:p>RequestForQuotationLine</text:p>
          </table:table-cell>
          <table:table-cell table:style-name="ce4" office:value-type="string">
            <text:p>Request For Quotation. Request For Quotation Line</text:p>
          </table:table-cell>
          <table:table-cell table:style-name="ce10"/>
          <table:table-cell table:style-name="ce10" office:value-type="string">
            <text:p>Request For Quotation</text:p>
          </table:table-cell>
          <table:table-cell table:number-columns-repeated="2" table:style-name="ce10"/>
          <table:table-cell table:style-name="ce10"/>
          <table:table-cell table:style-name="ce4" table:formula="oooc:=[.M20]" office:value-type="string" office:string-value="Request For Quotation Line">
            <text:p>Request For Quotation Line</text:p>
          </table:table-cell>
          <table:table-cell table:style-name="ce4" table:formula="oooc:=[.M20]" office:value-type="string" office:string-value="Request For Quotation Line">
            <text:p>Request For Quotation Line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Request For Quotation Line</text:p>
          </table:table-cell>
          <table:table-cell table:style-name="ce10"/>
          <table:table-cell table:style-name="ce19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25" office:value-type="string">
            <text:p>An association to one or more Request For Quotation Lines</text:p>
          </table:table-cell>
          <table:table-cell table:style-name="ce25"/>
          <table:table-cell table:style-name="ce30"/>
          <table:table-cell table:style-name="ce34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23"/>
          <table:table-cell table:style-name="ce4" office:value-type="string">
            <text:p>Y</text:p>
          </table:table-cell>
          <table:table-cell table:style-name="ce10" table:number-columns-repeated="3"/>
          <table:table-cell table:number-columns-repeated="206"/>
        </table:table-row>
        <table:table-row table:style-name="ro2">
          <table:table-cell table:style-name="ce6" table:number-columns-repeated="13"/>
          <table:table-cell table:style-name="ce15"/>
          <table:table-cell table:style-name="ce20"/>
          <table:table-cell table:style-name="ce15" office:value-type="string">
            <text:p>END</text:p>
          </table:table-cell>
          <table:table-cell table:style-name="ce27" table:number-columns-repeated="2"/>
          <table:table-cell table:style-name="ce31"/>
          <table:table-cell table:style-name="ce27"/>
          <table:table-cell table:style-name="ce6" table:number-columns-repeated="30"/>
          <table:table-cell table:number-columns-repeated="206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Request For Quotation'.$A$1" table:expression="&quot;$Invoice.$#REF!$#REF!:$#REF!$#REF!&quot;"/>
        <table:named-range table:name="Excel_BuiltIn_Print_Area_1___0" table:base-cell-address="$'Request For Quotation'.$A$1" table:cell-range-address="$'Request For Quotation'.$A$2:.$AE$15"/>
        <table:named-expression table:name="Excel_BuiltIn_Print_Titles_1___0" table:base-cell-address="$'Request For Quotation'.$A$1" table:expression="&quot;$Invoice.$#REF!$#REF!:$#REF!$#REF!&quot;"/>
        <table:named-range table:name="Excel_BuiltIn_Print_Area_1" table:base-cell-address="$'Request For Quotation'.$A$1" table:cell-range-address="$'Request For Quotation'.$A$2:.$AE$15" table:range-usable-as="print-range"/>
        <table:named-range table:name="Excel_BuiltIn_Print_Titles_1" table:base-cell-address="$'Request For Quotation'.$A$1" table:cell-range-address="$'Request For Quotation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3" svg:font-family="Arial" style:font-family-generic="modern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est_20_For_20_Quotation" style:display-name="PageStyle_Request For 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1:3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1:3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7:09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23"/>
  </office:meta>
</office:document-meta>
</file>